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text-properties officeooo:rsid="00012fce" officeooo:paragraph-rsid="00012f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 document written in LibreOffice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10:59:13.955807100</meta:creation-date>
    <dc:date>2025-08-29T11:00:13.644631800</dc:date>
    <meta:editing-duration>PT1M</meta:editing-duration>
    <meta:editing-cycles>1</meta:editing-cycles>
    <meta:document-statistic meta:table-count="0" meta:image-count="0" meta:object-count="0" meta:page-count="1" meta:paragraph-count="1" meta:word-count="8" meta:character-count="46" meta:non-whitespace-character-count="39"/>
    <meta:generator>LibreOffice/25.8.1.1$Windows_X86_64 LibreOffice_project/54047653041915e595ad4e45cccea684809c77b5</meta:generator>
  </office:meta>
</office:document-meta>
</file>